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ca0617" officeooo:paragraph-rsid="001bcfae"/>
    </style:style>
    <style:style style:name="P2" style:family="paragraph" style:parent-style-name="Standard">
      <style:paragraph-properties fo:line-height="115%" fo:text-align="center" style:justify-single-word="false" fo:padding="0.049cm" fo:border="none" style:shadow="#808080 0.101cm -0.101cm"/>
      <style:text-properties style:font-name="Linux Libertine O" fo:font-size="12pt" fo:font-weight="bold" officeooo:paragraph-rsid="00286a60" style:font-name-asian="Linux Libertine O" style:font-size-asian="12pt" style:font-weight-asian="bold" style:font-size-complex="12pt" style:font-weight-complex="bold"/>
    </style:style>
    <style:style style:name="P3" style:family="paragraph" style:parent-style-name="Horizontal_20_Line">
      <style:text-properties style:font-name="Linux Libertine O" fo:font-size="6pt" style:font-name-asian="Linux Libertine O" style:font-size-asian="6pt" style:font-size-complex="6pt"/>
    </style:style>
    <style:style style:name="P4" style:family="paragraph" style:parent-style-name="Preformatted_20_Text">
      <style:paragraph-properties fo:line-height="115%" fo:text-align="start" style:justify-single-word="false" fo:padding="0.049cm" fo:border="none" style:shadow="none"/>
      <style:text-properties officeooo:paragraph-rsid="002b61d5"/>
    </style:style>
    <style:style style:name="P5" style:family="paragraph" style:parent-style-name="Preformatted_20_Text">
      <style:paragraph-properties fo:line-height="115%" fo:text-align="start" style:justify-single-word="false" fo:padding="0.049cm" fo:border="none" style:shadow="none"/>
      <style:text-properties style:font-name="Linux Libertine O" fo:font-size="12pt" fo:font-weight="bold" officeooo:rsid="00105202" officeooo:paragraph-rsid="00105202" style:font-name-asian="Linux Libertine O" style:font-size-asian="12pt" style:language-asian="ja" style:country-asian="JP" style:font-weight-asian="bold" style:font-size-complex="12pt" style:font-weight-complex="bold"/>
    </style:style>
    <style:style style:name="P6" style:family="paragraph" style:parent-style-name="Preformatted_20_Text">
      <style:paragraph-properties fo:line-height="115%" fo:text-align="start" style:justify-single-word="false" fo:padding="0.049cm" fo:border="none" style:shadow="none"/>
      <style:text-properties style:font-name="Linux Libertine O" fo:font-size="12pt" fo:font-weight="bold" officeooo:rsid="001d6ae2" officeooo:paragraph-rsid="001d6ae2" style:font-name-asian="Linux Libertine O" style:font-size-asian="12pt" style:language-asian="ja" style:country-asian="JP" style:font-weight-asian="bold" style:font-size-complex="12pt" style:font-weight-complex="bold"/>
    </style:style>
    <style:style style:name="P7" style:family="paragraph" style:parent-style-name="Preformatted_20_Text">
      <style:paragraph-properties fo:line-height="115%" fo:text-align="start" style:justify-single-word="false" fo:padding="0.049cm" fo:border="none" style:shadow="none"/>
      <style:text-properties style:font-name="Linux Libertine O" fo:font-size="12pt" officeooo:paragraph-rsid="00273aa6" style:font-name-asian="Linux Libertine O" style:font-size-asian="12pt" style:language-asian="ja" style:country-asian="JP" style:font-size-complex="12pt"/>
    </style:style>
    <style:style style:name="P8" style:family="paragraph" style:parent-style-name="Preformatted_20_Text">
      <style:paragraph-properties fo:line-height="115%" fo:text-align="start" style:justify-single-word="false" fo:padding="0.049cm" fo:border="none" style:shadow="none" style:writing-mode="lr-tb"/>
      <style:text-properties style:font-name="Linux Libertine O" fo:font-size="12pt" officeooo:paragraph-rsid="001eead7" style:font-name-asian="Linux Libertine O" style:font-size-asian="12pt" style:language-asian="ja" style:country-asian="JP" style:font-size-complex="12pt"/>
    </style:style>
    <style:style style:name="P9" style:family="paragraph" style:parent-style-name="Preformatted_20_Text">
      <style:paragraph-properties fo:line-height="115%" fo:text-align="start" style:justify-single-word="false" fo:padding="0.049cm" fo:border="none" style:shadow="none" style:writing-mode="lr-tb"/>
      <style:text-properties style:font-name="Linux Libertine O" fo:font-size="12pt" officeooo:paragraph-rsid="001789c6" style:font-name-asian="Linux Libertine O" style:font-size-asian="12pt" style:language-asian="ja" style:country-asian="JP" style:font-size-complex="12pt"/>
    </style:style>
    <style:style style:name="P10" style:family="paragraph" style:parent-style-name="Preformatted_20_Text">
      <style:paragraph-properties fo:line-height="115%" fo:text-align="start" style:justify-single-word="false" fo:padding="0.049cm" fo:border="none" style:shadow="none"/>
      <style:text-properties style:font-name="Linux Libertine O" fo:font-size="12pt" officeooo:paragraph-rsid="00105202" style:font-name-asian="Linux Libertine O" style:font-size-asian="12pt" style:language-asian="ja" style:country-asian="JP" style:font-size-complex="12pt"/>
    </style:style>
    <style:style style:name="P11" style:family="paragraph" style:parent-style-name="Preformatted_20_Text">
      <style:paragraph-properties fo:line-height="115%" fo:text-align="start" style:justify-single-word="false" fo:padding="0.049cm" fo:border="none" style:shadow="none" style:writing-mode="lr-tb"/>
      <style:text-properties style:font-name="Linux Libertine O" fo:font-size="12pt" officeooo:paragraph-rsid="002b61d5" style:font-name-asian="Linux Libertine O" style:font-size-asian="12pt" style:language-asian="ja" style:country-asian="JP" style:font-size-complex="12pt"/>
    </style:style>
    <style:style style:name="P12" style:family="paragraph" style:parent-style-name="Preformatted_20_Text">
      <style:paragraph-properties fo:line-height="115%" fo:text-align="start" style:justify-single-word="false" fo:padding="0.049cm" fo:border="none" style:shadow="none"/>
      <style:text-properties style:font-name="Linux Libertine O" fo:font-size="12pt" officeooo:rsid="0013d2fa" officeooo:paragraph-rsid="00273aa6" style:font-name-asian="Linux Libertine O" style:font-size-asian="12pt" style:language-asian="ja" style:country-asian="JP" style:font-size-complex="12pt"/>
    </style:style>
    <style:style style:name="P13" style:family="paragraph" style:parent-style-name="Preformatted_20_Text">
      <style:paragraph-properties fo:line-height="115%" fo:text-align="start" style:justify-single-word="false" fo:padding="0.049cm" fo:border="none" style:shadow="none"/>
      <style:text-properties style:font-name="Linux Libertine O" fo:font-size="12pt" officeooo:rsid="0013d2fa" officeooo:paragraph-rsid="00105202" style:font-name-asian="Linux Libertine O" style:font-size-asian="12pt" style:language-asian="ja" style:country-asian="JP" style:font-size-complex="12pt"/>
    </style:style>
    <style:style style:name="P14" style:family="paragraph" style:parent-style-name="Preformatted_20_Text">
      <style:paragraph-properties fo:line-height="115%" fo:text-align="start" style:justify-single-word="false" fo:padding="0.049cm" fo:border="none" style:shadow="none"/>
      <style:text-properties style:font-name="Linux Libertine O" fo:font-size="12pt" officeooo:rsid="00298cb7" officeooo:paragraph-rsid="00298cb7" style:font-name-asian="Linux Libertine O" style:font-size-asian="12pt" style:language-asian="ja" style:country-asian="JP" style:font-size-complex="12pt"/>
    </style:style>
    <style:style style:name="P15" style:family="paragraph" style:parent-style-name="Preformatted_20_Text">
      <style:paragraph-properties fo:line-height="115%" fo:text-align="start" style:justify-single-word="false" fo:padding="0.049cm" fo:border="none" style:shadow="none"/>
      <style:text-properties style:font-name="Linux Libertine O" fo:font-size="12pt" officeooo:paragraph-rsid="00105202" style:font-name-asian="Linux Libertine O" style:font-size-asian="12pt" style:font-size-complex="12pt"/>
    </style:style>
    <style:style style:name="P16" style:family="paragraph" style:parent-style-name="Preformatted_20_Text">
      <style:paragraph-properties fo:line-height="115%" fo:text-align="start" style:justify-single-word="false" fo:padding="0.049cm" fo:border="none" style:shadow="none"/>
      <style:text-properties style:font-name="Linux Libertine O" fo:font-size="12pt" officeooo:paragraph-rsid="00298cb7" style:font-name-asian="Linux Libertine O" style:font-size-asian="12pt" style:font-size-complex="12pt"/>
    </style:style>
    <style:style style:name="P17" style:family="paragraph" style:parent-style-name="Preformatted_20_Text">
      <style:paragraph-properties fo:line-height="115%" fo:text-align="start" style:justify-single-word="false" fo:padding="0.049cm" fo:border="none" style:shadow="none" style:writing-mode="lr-tb"/>
      <style:text-properties style:font-name="Linux Libertine O" fo:font-size="12pt" officeooo:paragraph-rsid="00298cb7" style:font-name-asian="Linux Libertine O" style:font-size-asian="12pt" style:font-size-complex="12pt"/>
    </style:style>
    <style:style style:name="P18" style:family="paragraph" style:parent-style-name="Preformatted_20_Text">
      <style:paragraph-properties fo:line-height="115%" fo:text-align="start" style:justify-single-word="false" fo:padding="0.049cm" fo:border="none" style:shadow="none"/>
      <style:text-properties style:font-name="Linux Libertine O" fo:font-size="12pt" officeooo:paragraph-rsid="00273aa6" style:font-name-asian="Linux Libertine O" style:font-size-asian="12pt" style:font-size-complex="12pt"/>
    </style:style>
    <style:style style:name="P19" style:family="paragraph" style:parent-style-name="Preformatted_20_Text">
      <style:paragraph-properties fo:line-height="115%" fo:text-align="start" style:justify-single-word="false" fo:padding="0.049cm" fo:border="none" style:shadow="none"/>
      <style:text-properties style:font-name="Linux Libertine O" fo:font-size="12pt" officeooo:paragraph-rsid="002a433b" style:font-name-asian="Linux Libertine O" style:font-size-asian="12pt" style:font-size-complex="12pt"/>
    </style:style>
    <style:style style:name="P20" style:family="paragraph" style:parent-style-name="Preformatted_20_Text">
      <style:paragraph-properties fo:line-height="115%" fo:text-align="start" style:justify-single-word="false" fo:padding="0.049cm" fo:border="none" style:shadow="none"/>
      <style:text-properties style:font-name="Linux Libertine O" fo:font-size="6pt" officeooo:paragraph-rsid="00105202" style:font-name-asian="Linux Libertine O" style:font-size-asian="6pt" style:language-asian="ja" style:country-asian="JP" style:font-size-complex="6pt"/>
    </style:style>
    <style:style style:name="P21" style:family="paragraph" style:parent-style-name="Preformatted_20_Text">
      <style:paragraph-properties fo:line-height="115%" fo:text-align="start" style:justify-single-word="false" fo:padding="0.049cm" fo:border="none" style:shadow="none"/>
      <style:text-properties fo:font-size="12pt" officeooo:paragraph-rsid="002a433b" style:font-size-asian="12pt" style:font-size-complex="12pt"/>
    </style:style>
    <style:style style:name="P22" style:family="paragraph" style:parent-style-name="Standard">
      <style:paragraph-properties fo:line-height="115%" fo:text-align="center" style:justify-single-word="false" fo:padding="0.049cm" fo:border="none" style:shadow="none"/>
      <style:text-properties style:font-name="Linux Libertine O" fo:font-size="6pt" officeooo:paragraph-rsid="00105202" style:font-name-asian="Linux Libertine O" style:font-size-asian="6pt" style:font-size-complex="6pt"/>
    </style:style>
    <style:style style:name="T1" style:family="text">
      <style:text-properties style:font-name="Linux Libertine O" fo:font-size="6pt" style:font-name-asian="Linux Libertine O" style:font-size-asian="6pt" style:font-size-complex="6pt"/>
    </style:style>
    <style:style style:name="T2" style:family="text">
      <style:text-properties style:font-name="Linux Libertine O" fo:font-size="6pt" officeooo:rsid="00105202" style:font-name-asian="Linux Libertine O" style:font-size-asian="6pt" style:font-size-complex="6pt"/>
    </style:style>
    <style:style style:name="T3" style:family="text">
      <style:text-properties style:font-name="Linux Libertine O" fo:font-size="6pt" officeooo:rsid="00298cb7" style:font-name-asian="Linux Libertine O" style:font-size-asian="6pt" style:font-size-complex="6pt"/>
    </style:style>
    <style:style style:name="T4" style:family="text">
      <style:text-properties style:font-name="Linux Libertine O" fo:font-size="6pt" officeooo:rsid="002b61d5" style:font-name-asian="Linux Libertine O" style:font-size-asian="6pt" style:font-size-complex="6pt"/>
    </style:style>
    <style:style style:name="T5" style:family="text">
      <style:text-properties style:font-name="Linux Libertine O" fo:font-size="6pt" fo:font-style="italic" officeooo:rsid="00105202" style:font-name-asian="Linux Libertine O" style:font-size-asian="6pt" style:font-style-asian="italic" style:font-size-complex="6pt" style:font-style-complex="italic"/>
    </style:style>
    <style:style style:name="T6" style:family="text">
      <style:text-properties officeooo:rsid="00105202"/>
    </style:style>
    <style:style style:name="T7" style:family="text">
      <style:text-properties fo:font-style="italic" officeooo:rsid="00273aa6" style:font-style-asian="italic" style:font-style-complex="italic"/>
    </style:style>
    <style:style style:name="T8" style:family="text">
      <style:text-properties fo:font-style="italic" officeooo:rsid="0018ddf8" style:font-style-asian="italic" style:font-style-complex="italic"/>
    </style:style>
    <style:style style:name="T9" style:family="text">
      <style:text-properties officeooo:rsid="001232ba"/>
    </style:style>
    <style:style style:name="T10" style:family="text">
      <style:text-properties officeooo:rsid="0013d2fa"/>
    </style:style>
    <style:style style:name="T11" style:family="text">
      <style:text-properties officeooo:rsid="0015287c"/>
    </style:style>
    <style:style style:name="T12" style:family="text">
      <style:text-properties officeooo:rsid="001789c6"/>
    </style:style>
    <style:style style:name="T13" style:family="text">
      <style:text-properties officeooo:rsid="0018ddf8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07837" style:font-size-asian="12pt" style:font-size-complex="12pt"/>
    </style:style>
    <style:style style:name="T16" style:family="text">
      <style:text-properties fo:font-size="12pt" officeooo:rsid="00298cb7" style:font-size-asian="12pt" style:font-size-complex="12pt"/>
    </style:style>
    <style:style style:name="T17" style:family="text">
      <style:text-properties fo:font-size="12pt" style:font-size-asian="12pt" style:language-asian="ja" style:country-asian="JP" style:font-size-complex="12pt"/>
    </style:style>
    <style:style style:name="T18" style:family="text">
      <style:text-properties fo:font-size="12pt" officeooo:rsid="00298cb7" style:font-size-asian="12pt" style:language-asian="ja" style:country-asian="JP" style:font-size-complex="12pt"/>
    </style:style>
    <style:style style:name="T19" style:family="text">
      <style:text-properties fo:font-size="12pt" officeooo:rsid="00105202" style:font-size-asian="12pt" style:language-asian="ja" style:country-asian="JP" style:font-size-complex="12pt"/>
    </style:style>
    <style:style style:name="T20" style:family="text">
      <style:text-properties fo:font-size="12pt" officeooo:rsid="0013d2fa" style:font-size-asian="12pt" style:language-asian="ja" style:country-asian="JP" style:font-size-complex="12pt"/>
    </style:style>
    <style:style style:name="T21" style:family="text">
      <style:text-properties fo:font-size="12pt" officeooo:rsid="001789c6" style:font-size-asian="12pt" style:language-asian="ja" style:country-asian="JP" style:font-size-complex="12pt"/>
    </style:style>
    <style:style style:name="T22" style:family="text">
      <style:text-properties fo:font-size="12pt" officeooo:rsid="001eead7" style:font-size-asian="12pt" style:language-asian="ja" style:country-asian="JP" style:font-size-complex="12pt"/>
    </style:style>
    <style:style style:name="T23" style:family="text">
      <style:text-properties fo:font-size="12pt" style:font-name-asian="Noto Serif CJK SC" style:font-size-asian="12pt" style:font-size-complex="12pt"/>
    </style:style>
    <style:style style:name="T24" style:family="text">
      <style:text-properties fo:font-size="12pt" officeooo:rsid="00298cb7" style:font-name-asian="Noto Serif CJK SC" style:font-size-asian="12pt" style:font-size-complex="12pt"/>
    </style:style>
    <style:style style:name="T25" style:family="text">
      <style:text-properties fo:font-size="12pt" officeooo:rsid="001eead7" style:font-name-asian="Noto Serif CJK SC" style:font-size-asian="12pt" style:language-asian="ja" style:country-asian="JP" style:font-size-complex="12pt"/>
    </style:style>
    <style:style style:name="T26" style:family="text">
      <style:text-properties fo:font-size="6pt" style:font-size-asian="6pt" style:font-size-complex="6pt"/>
    </style:style>
    <style:style style:name="T27" style:family="text">
      <style:text-properties officeooo:rsid="001eead7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style:font-size-asian="16pt" style:language-asian="ja" style:country-asian="JP" style:font-size-complex="16pt"/>
    </style:style>
    <style:style style:name="T30" style:family="text">
      <style:text-properties fo:font-size="16pt" officeooo:rsid="0013d2fa" style:font-size-asian="16pt" style:language-asian="ja" style:country-asian="JP" style:font-size-complex="16pt"/>
    </style:style>
    <style:style style:name="T31" style:family="text">
      <style:text-properties fo:font-size="16pt" officeooo:rsid="00298cb7" style:font-size-asian="16pt" style:language-asian="ja" style:country-asian="JP" style:font-size-complex="16pt"/>
    </style:style>
    <style:style style:name="T32" style:family="text">
      <style:text-properties fo:font-size="16pt" officeooo:rsid="001eead7" style:font-size-asian="16pt" style:language-asian="ja" style:country-asian="JP" style:font-size-complex="16pt"/>
    </style:style>
    <style:style style:name="T33" style:family="text">
      <style:text-properties fo:font-size="16pt" style:font-name-asian="Noto Serif CJK SC" style:font-size-asian="16pt" style:font-size-complex="16pt"/>
    </style:style>
    <style:style style:name="T34" style:family="text">
      <style:text-properties fo:font-size="16pt" style:font-name-asian="Noto Serif CJK SC" style:font-size-asian="16pt" style:language-asian="ja" style:country-asian="JP" style:font-size-complex="16pt"/>
    </style:style>
    <style:style style:name="T35" style:family="text">
      <style:text-properties fo:font-size="16pt" officeooo:rsid="0013d2fa" style:font-name-asian="Noto Serif CJK SC" style:font-size-asian="16pt" style:language-asian="ja" style:country-asian="JP" style:font-size-complex="16pt"/>
    </style:style>
    <style:style style:name="T36" style:family="text">
      <style:text-properties fo:font-size="16pt" officeooo:rsid="00298cb7" style:font-name-asian="Noto Serif CJK SC" style:font-size-asian="16pt" style:language-asian="ja" style:country-asian="JP" style:font-size-complex="16pt"/>
    </style:style>
    <style:style style:name="T37" style:family="text">
      <style:text-properties fo:font-size="16pt" officeooo:rsid="001eead7" style:font-name-asian="Noto Serif CJK SC" style:font-size-asian="16pt" style:language-asian="ja" style:country-asian="JP" style:font-size-complex="16pt"/>
    </style:style>
    <style:style style:name="T38" style:family="text">
      <style:text-properties officeooo:rsid="00207837"/>
    </style:style>
    <style:style style:name="T39" style:family="text">
      <style:text-properties officeooo:rsid="0023f542"/>
    </style:style>
    <style:style style:name="T40" style:family="text">
      <style:text-properties officeooo:rsid="00273aa6"/>
    </style:style>
    <style:style style:name="T41" style:family="text">
      <style:text-properties officeooo:rsid="00298cb7"/>
    </style:style>
    <style:style style:name="T42" style:family="text">
      <style:text-properties style:font-name="Linux Libertine O" officeooo:rsid="00ca0617" style:font-name-asian="Linux Libertine O"/>
    </style:style>
    <style:style style:name="T43" style:family="text">
      <style:text-properties style:font-name="Linux Libertine O" officeooo:rsid="001d6ae2" style:font-name-asian="Linux Libertine O"/>
    </style:style>
    <style:style style:name="T44" style:family="text">
      <style:text-properties style:font-name="Linux Libertine O" officeooo:rsid="00105202" style:font-name-asian="Linux Libertine O"/>
    </style:style>
    <style:style style:name="T45" style:family="text">
      <style:text-properties style:font-name="Linux Libertine O" style:font-name-asian="Linux Libertine O" style:language-asian="ja" style:country-asian="JP"/>
    </style:style>
    <style:style style:name="T46" style:family="text">
      <style:text-properties style:font-name="Linux Libertine O" officeooo:rsid="00298cb7" style:font-name-asian="Linux Libertine O" style:language-asian="ja" style:country-asian="JP"/>
    </style:style>
    <style:style style:name="T47" style:family="text">
      <style:text-properties style:font-name="Linux Libertine O" officeooo:rsid="0013d2fa" style:font-name-asian="Linux Libertine O" style:language-asian="ja" style:country-asian="JP"/>
    </style:style>
    <style:style style:name="T48" style:family="text">
      <style:text-properties style:font-name="Linux Libertine O" officeooo:rsid="001eead7" style:font-name-asian="Linux Libertine O" style:language-asian="ja" style:country-asian="JP"/>
    </style:style>
    <style:style style:name="T49" style:family="text">
      <style:text-properties style:font-name="Linux Libertine O" fo:font-size="20pt" officeooo:rsid="00ca0617" style:font-name-asian="Linux Libertine O" style:font-size-asian="20pt" style:font-size-complex="20pt"/>
    </style:style>
    <style:style style:name="T50" style:family="text">
      <style:text-properties style:font-name="Linux Libertine O" fo:font-size="20pt" officeooo:rsid="001d6ae2" style:font-name-asian="Linux Libertine O" style:font-size-asian="20pt" style:font-size-complex="20pt"/>
    </style:style>
    <style:style style:name="T51" style:family="text">
      <style:text-properties style:font-name="Linux Libertine O" fo:font-size="20pt" officeooo:rsid="00105202" style:font-name-asian="Linux Libertine O" style:font-size-asian="20pt" style:font-size-complex="20pt"/>
    </style:style>
    <style:style style:name="T52" style:family="text">
      <style:text-properties style:font-name="Linux Libertine O" fo:font-size="20pt" fo:font-style="italic" officeooo:rsid="00105202" style:font-name-asian="Linux Libertine O" style:font-size-asian="20pt" style:font-style-asian="italic" style:font-size-complex="20pt" style:font-style-complex="italic"/>
    </style:style>
    <style:style style:name="T53" style:family="text">
      <style:text-properties style:font-name="Linux Libertine O" fo:font-size="20pt" officeooo:rsid="00ca0617" style:font-name-asian="Noto Serif CJK SC" style:font-size-asian="20pt" style:font-size-complex="20pt"/>
    </style:style>
    <style:style style:name="T54" style:family="text">
      <style:text-properties style:font-name="Linux Libertine O" fo:font-size="12pt" fo:font-weight="normal" style:font-name-asian="Linux Libertine O" style:font-size-asian="12pt" style:language-asian="ja" style:country-asian="JP" style:font-weight-asian="normal" style:font-size-complex="12pt" style:font-weight-complex="normal"/>
    </style:style>
    <style:style style:name="T55" style:family="text">
      <style:text-properties style:font-name="Linux Libertine O" fo:font-size="12pt" fo:font-weight="normal" officeooo:rsid="002a433b" style:font-name-asian="Linux Libertine O" style:font-size-asian="12pt" style:language-asian="ja" style:country-asian="JP" style:font-weight-asian="normal" style:font-size-complex="12pt" style:font-weight-complex="normal"/>
    </style:style>
    <style:style style:name="T56" style:family="text">
      <style:text-properties style:font-name="Linux Libertine O" fo:font-size="12pt" fo:font-weight="normal" style:font-name-asian="Noto Serif CJK SC" style:font-size-asian="12pt" style:language-asian="ja" style:country-asian="JP" style:font-weight-asian="normal" style:font-size-complex="12pt" style:font-weight-complex="normal"/>
    </style:style>
    <style:style style:name="T57" style:family="text">
      <style:text-properties style:font-name="Linux Libertine O" fo:font-size="12pt" style:font-name-asian="Linux Libertine O" style:font-size-asian="12pt" style:language-asian="ja" style:country-asian="JP" style:font-size-complex="12pt"/>
    </style:style>
    <style:style style:name="T58" style:family="text">
      <style:text-properties style:font-name="Linux Libertine O" fo:font-size="12pt" officeooo:rsid="00298cb7" style:font-name-asian="Linux Libertine O" style:font-size-asian="12pt" style:language-asian="ja" style:country-asian="JP" style:font-size-complex="12pt"/>
    </style:style>
    <style:style style:name="T59" style:family="text">
      <style:text-properties style:font-name="Linux Libertine O" fo:font-size="12pt" officeooo:rsid="0013d2fa" style:font-name-asian="Linux Libertine O" style:font-size-asian="12pt" style:language-asian="ja" style:country-asian="JP" style:font-size-complex="12pt"/>
    </style:style>
    <style:style style:name="T60" style:family="text">
      <style:text-properties style:font-name="Linux Libertine O" fo:font-size="12pt" officeooo:rsid="001eead7" style:font-name-asian="Linux Libertine O" style:font-size-asian="12pt" style:language-asian="ja" style:country-asian="JP" style:font-size-complex="12pt"/>
    </style:style>
    <style:style style:name="T61" style:family="text">
      <style:text-properties style:font-name="Linux Libertine O" fo:font-size="12pt" officeooo:rsid="001789c6" style:font-name-asian="Linux Libertine O" style:font-size-asian="12pt" style:language-asian="ja" style:country-asian="JP" style:font-size-complex="12pt"/>
    </style:style>
    <style:style style:name="T62" style:family="text">
      <style:text-properties style:font-name="Linux Libertine O" fo:font-size="12pt" officeooo:rsid="00207837" style:font-name-asian="Linux Libertine O" style:font-size-asian="12pt" style:language-asian="ja" style:country-asian="JP" style:font-size-complex="12pt"/>
    </style:style>
    <style:style style:name="T63" style:family="text">
      <style:text-properties style:font-name="Linux Libertine O" fo:font-size="12pt" officeooo:rsid="00ca0617" style:font-name-asian="Linux Libertine O"/>
    </style:style>
    <style:style style:name="T64" style:family="text">
      <style:text-properties style:font-name="Linux Libertine O" fo:font-size="12pt" style:font-name-asian="Noto Serif CJK SC" style:font-size-asian="12pt" style:language-asian="ja" style:country-asian="JP" style:font-size-complex="12pt"/>
    </style:style>
    <style:style style:name="T65" style:family="text">
      <style:text-properties style:font-name="Linux Libertine O" fo:font-size="12pt" officeooo:rsid="0013d2fa" style:font-name-asian="Noto Serif CJK SC" style:font-size-asian="12pt" style:language-asian="ja" style:country-asian="JP" style:font-size-complex="12pt"/>
    </style:style>
    <style:style style:name="T66" style:family="text">
      <style:text-properties style:font-name="Linux Libertine O" fo:font-size="12pt" officeooo:rsid="00ca0617" style:font-name-asian="Noto Serif CJK SC"/>
    </style:style>
    <style:style style:name="T67" style:family="text">
      <style:text-properties style:font-name="Linux Libertine O" fo:font-size="16pt" fo:font-weight="normal" style:font-name-asian="Noto Serif CJK SC" style:font-size-asian="16pt" style:language-asian="ja" style:country-asian="JP" style:font-weight-asian="normal" style:font-size-complex="16pt" style:font-weight-complex="normal"/>
    </style:style>
    <style:style style:name="T68" style:family="text">
      <style:text-properties style:font-name="Linux Libertine O" fo:font-size="16pt" style:font-name-asian="Noto Serif CJK SC" style:font-size-asian="16pt" style:language-asian="ja" style:country-asian="JP" style:font-size-complex="16pt"/>
    </style:style>
    <style:style style:name="T69" style:family="text">
      <style:text-properties style:font-name="Linux Libertine O" officeooo:rsid="00ca0617" style:font-name-asian="Noto Serif CJK SC"/>
    </style:style>
    <style:style style:name="T70" style:family="text">
      <style:text-properties style:font-name="Linux Libertine O" style:font-name-asian="Noto Serif CJK SC" style:language-asian="ja" style:country-asian="JP"/>
    </style:style>
    <style:style style:name="T71" style:family="text">
      <style:text-properties style:font-name="Linux Libertine O" fo:font-style="italic" officeooo:rsid="00105202" style:font-name-asian="Linux Libertine O" style:font-style-asian="italic" style:font-style-complex="italic"/>
    </style:style>
    <style:style style:name="T72" style:family="text">
      <style:text-properties style:font-name="Linux Libertine O" fo:font-size="14pt" style:font-name-asian="Noto Serif CJK SC" style:font-size-asian="14pt" style:language-asian="ja" style:country-asian="JP" style:font-size-complex="14pt"/>
    </style:style>
    <style:style style:name="T73" style:family="text">
      <style:text-properties style:font-name="Linux Libertine O" fo:font-size="14pt" fo:font-weight="normal" style:font-name-asian="Noto Serif CJK SC" style:font-size-asian="14pt" style:language-asian="ja" style:country-asian="JP" style:font-weight-asian="normal" style:font-size-complex="14pt" style:font-weight-complex="normal"/>
    </style:style>
    <style:style style:name="T74" style:family="text">
      <style:text-properties style:font-name="Linux Libertine O" fo:font-weight="normal" style:font-name-asian="Noto Serif CJK SC" style:language-asian="ja" style:country-asian="JP" style:font-weight-asian="normal" style:font-weight-complex="normal"/>
    </style:style>
    <style:style style:name="T75" style:family="text">
      <style:text-properties style:font-name="Linux Libertine O" fo:font-weight="normal" style:font-name-asian="Linux Libertine O" style:language-asian="ja" style:country-asian="JP" style:font-weight-asian="normal" style:font-weight-complex="normal"/>
    </style:style>
    <style:style style:name="T76" style:family="text">
      <style:text-properties style:font-name="Linux Libertine O" fo:font-weight="normal" officeooo:rsid="002a433b" style:font-name-asian="Linux Libertine O" style:language-asian="ja" style:country-asian="JP" style:font-weight-asian="normal" style:font-weight-complex="normal"/>
    </style:style>
    <style:style style:name="T77" style:family="text">
      <style:text-properties style:font-name-asian="Noto Serif CJK SC"/>
    </style:style>
    <style:style style:name="T78" style:family="text">
      <style:text-properties officeooo:rsid="00298cb7" style:font-name-asian="Noto Serif CJK SC"/>
    </style:style>
    <style:style style:name="T79" style:family="text">
      <style:text-properties officeooo:rsid="00105202" style:font-name-asian="Noto Serif CJK SC"/>
    </style:style>
    <style:style style:name="T80" style:family="text">
      <style:text-properties style:font-name-asian="Noto Serif CJK SC" style:language-asian="ja" style:country-asian="JP"/>
    </style:style>
    <style:style style:name="T81" style:family="text">
      <style:text-properties officeooo:rsid="0013d2fa" style:font-name-asian="Noto Serif CJK SC" style:language-asian="ja" style:country-asian="JP"/>
    </style:style>
    <style:style style:name="T82" style:family="text">
      <style:text-properties officeooo:rsid="00298cb7" style:font-name-asian="Noto Serif CJK SC" style:language-asian="ja" style:country-asian="JP"/>
    </style:style>
    <style:style style:name="T83" style:family="text">
      <style:text-properties officeooo:rsid="001eead7" style:font-name-asian="Noto Serif CJK SC" style:language-asian="ja" style:country-asian="JP"/>
    </style:style>
    <style:style style:name="T84" style:family="text">
      <style:text-properties style:language-asian="ja" style:country-asian="JP"/>
    </style:style>
    <style:style style:name="T85" style:family="text">
      <style:text-properties officeooo:rsid="001eead7" style:language-asian="ja" style:country-asian="JP"/>
    </style:style>
    <style:style style:name="T86" style:family="text">
      <style:text-properties officeooo:rsid="00298cb7" style:language-asian="ja" style:country-asian="JP"/>
    </style:style>
    <style:style style:name="T87" style:family="text">
      <style:text-properties officeooo:rsid="00105202" style:language-asian="ja" style:country-asian="JP"/>
    </style:style>
    <style:style style:name="T88" style:family="text">
      <style:text-properties officeooo:rsid="0013d2fa" style:language-asian="ja" style:country-asian="JP"/>
    </style:style>
    <style:style style:name="T89" style:family="text">
      <style:text-properties officeooo:rsid="001789c6" style:language-asian="ja" style:country-asian="JP"/>
    </style:style>
    <style:style style:name="T90" style:family="text">
      <style:text-properties officeooo:rsid="0015287c" style:language-asian="ja" style:country-asian="JP"/>
    </style:style>
    <style:style style:name="T91" style:family="text">
      <style:text-properties fo:font-size="14pt" style:font-name-asian="Noto Serif CJK SC" style:font-size-asian="14pt" style:font-size-complex="14pt"/>
    </style:style>
    <style:style style:name="T92" style:family="text">
      <style:text-properties fo:font-size="14pt" style:font-name-asian="Noto Serif CJK SC" style:font-size-asian="14pt" style:language-asian="ja" style:country-asian="JP" style:font-size-complex="14pt"/>
    </style:style>
    <style:style style:name="T93" style:family="text">
      <style:text-properties fo:font-size="14pt" officeooo:rsid="0013d2fa" style:font-name-asian="Noto Serif CJK SC" style:font-size-asian="14pt" style:language-asian="ja" style:country-asian="JP" style:font-size-complex="14pt"/>
    </style:style>
    <style:style style:name="T94" style:family="text">
      <style:text-properties fo:font-size="14pt" officeooo:rsid="00298cb7" style:font-name-asian="Noto Serif CJK SC" style:font-size-asian="14pt" style:language-asian="ja" style:country-asian="JP" style:font-size-complex="14pt"/>
    </style:style>
    <style:style style:name="T95" style:family="text">
      <style:text-properties fo:font-size="14pt" officeooo:rsid="001eead7" style:font-name-asian="Noto Serif CJK SC" style:font-size-asian="14pt" style:language-asian="ja" style:country-asian="JP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footer_20__2f__20_informations_20_mineures"><text:span text:style-name="T66">境</text:span></text:span><text:span text:style-name="footer_20__2f__20_informations_20_mineures"><text:span text:style-name="T63"> / </text:span></text:span><text:span text:style-name="T43">C</text:span><text:span text:style-name="T44">omment dire </text:span><text:span text:style-name="T71">Ce chat est…</text:span></text:p>
      <text:p text:style-name="P22"/>
      <text:p text:style-name="P5">vocabulaire</text:p>
      <text:p text:style-name="P4"><text:bookmark text:name="tw-target-text Copy 10"/><text:span text:style-name="T64">この</text:span><text:span text:style-name="T57"><text:tab/><text:tab/><text:tab/><text:tab/><text:tab/></text:span><text:span text:style-name="T59"><text:tab/><text:tab/></text:span><text:span text:style-name="T61">ce</text:span><text:span text:style-name="T59">——</text:span></text:p>
      <text:p text:style-name="P4"><text:span text:style-name="T65">です</text:span><text:span text:style-name="T59"><text:tab/><text:tab/><text:tab/><text:tab/><text:tab/><text:tab/><text:tab/>——</text:span><text:span text:style-name="T62">c’est</text:span></text:p>
      <text:p text:style-name="P11"><text:span text:style-name="T77">は</text:span> <text:span text:style-name="T13">[! </text:span><text:span text:style-name="T7">ha</text:span><text:span text:style-name="T40"> prononcé </text:span><text:span text:style-name="T8">wa</text:span><text:span text:style-name="T13">]</text:span><text:tab/><text:tab/><text:span text:style-name="T10"><text:tab/><text:tab/>——</text:span><text:span text:style-name="T12">à propos de</text:span></text:p>
      <text:p text:style-name="P8"/>
      <text:p text:style-name="P16"><text:span text:style-name="T80">猫</text:span><text:span text:style-name="T84"> </text:span><text:span text:style-name="T86">[</text:span><text:span text:style-name="T77">ねこ</text:span><text:span text:style-name="T41">]</text:span><text:span text:style-name="T87"><text:tab/><text:tab/><text:tab/><text:tab/></text:span><text:span text:style-name="T88"><text:tab/><text:tab/></text:span><text:span text:style-name="T89">un chat</text:span></text:p>
      <text:p text:style-name="P16"><text:span text:style-name="T81">ウサギ</text:span><text:span text:style-name="T88"> </text:span><text:span text:style-name="T86">[</text:span><text:span text:style-name="T78">うさぎ</text:span><text:span text:style-name="T86">]</text:span><text:span text:style-name="T88"><text:tab/><text:tab/><text:tab/><text:tab/><text:tab/></text:span><text:span text:style-name="T85">un lapin</text:span></text:p>
      <text:p text:style-name="P16"><text:span text:style-name="T81">馬</text:span><text:span text:style-name="T88"> </text:span><text:span text:style-name="T86">[</text:span><text:span text:style-name="T78">うま</text:span><text:span text:style-name="T86">]</text:span><text:span text:style-name="T88"><text:tab/><text:tab/><text:tab/><text:tab/><text:tab/><text:tab/></text:span><text:span text:style-name="T85">un cheval</text:span></text:p>
      <text:p text:style-name="P16"><text:span text:style-name="T80">犬</text:span><text:span text:style-name="T84"> </text:span><text:span text:style-name="T86">[</text:span><text:span text:style-name="T77">いぬ</text:span><text:span text:style-name="T86">]</text:span><text:span text:style-name="T84"><text:tab/><text:tab/></text:span><text:span text:style-name="T88"><text:tab/><text:tab/><text:tab/><text:tab/></text:span><text:span text:style-name="T85">un chien</text:span></text:p>
      <text:p text:style-name="P12"><text:span text:style-name="T77">ハムスター</text:span> <text:span text:style-name="T41">[</text:span><text:span text:style-name="T78">はむすたー</text:span><text:span text:style-name="T41">]</text:span><text:tab/><text:tab/><text:tab/><text:tab/><text:span text:style-name="T27">un </text:span><text:span text:style-name="T39">hamster</text:span></text:p>
      <text:p text:style-name="P14"><text:span text:style-name="T77">パンダ</text:span> [<text:span text:style-name="T77">ぱんだ</text:span>]<text:tab/><text:tab/><text:tab/><text:tab/><text:tab/>un panda</text:p>
      <text:p text:style-name="P14"><text:span text:style-name="T77">くも</text:span> <text:tab/><text:tab/><text:tab/><text:tab/><text:tab/><text:tab/><text:tab/>une araignée</text:p>
      <text:p text:style-name="P17"><text:span text:style-name="T82">竜</text:span><text:span text:style-name="T86"> [</text:span><text:span text:style-name="T77">りゅう</text:span><text:span text:style-name="T41">]<text:tab/><text:tab/><text:tab/><text:tab/><text:tab/><text:tab/>un dragon</text:span></text:p>
      <text:p text:style-name="P9"/>
      <text:p text:style-name="P7"><text:span text:style-name="T77">黒い</text:span> <text:span text:style-name="T41">[</text:span><text:span text:style-name="T79">くろい</text:span><text:span text:style-name="T41">]</text:span><text:tab/><text:tab/><text:span text:style-name="T10"><text:tab/><text:tab/><text:tab/></text:span><text:span text:style-name="T27">noir</text:span></text:p>
      <text:p text:style-name="P21"><text:span text:style-name="T70">白い</text:span><text:span text:style-name="T45"><text:tab/> </text:span><text:span text:style-name="T46">[</text:span><text:span text:style-name="T70">しろい</text:span><text:span text:style-name="T46">]</text:span><text:span text:style-name="T45"><text:tab/><text:tab/></text:span><text:span text:style-name="T47"><text:tab/><text:tab/><text:tab/></text:span><text:span text:style-name="T48">blanc</text:span></text:p>
      <text:p text:style-name="P21"><text:span text:style-name="T74">可愛い</text:span><text:span text:style-name="T75"> </text:span><text:span text:style-name="T76">[</text:span><text:span text:style-name="T77">か わ い い</text:span><text:span text:style-name="T76">]<text:tab/><text:tab/><text:tab/><text:tab/><text:tab/>mignon</text:span></text:p>
      <text:p text:style-name="P18"><text:span text:style-name="T85"/></text:p>
      <text:p text:style-name="P16"><text:span text:style-name="T80">大きい</text:span><text:span text:style-name="T84"> </text:span><text:span text:style-name="T86">[</text:span><text:span text:style-name="T78">お お き い</text:span><text:span text:style-name="T86">]</text:span><text:span text:style-name="T88"><text:tab/><text:tab/><text:tab/><text:tab/><text:tab/></text:span><text:span text:style-name="T85">gros</text:span></text:p>
      <text:p text:style-name="P12"><text:span text:style-name="T77">小さい</text:span> <text:span text:style-name="T41">[</text:span><text:span text:style-name="T78">ちいさい</text:span><text:span text:style-name="T41">]</text:span><text:tab/><text:tab/><text:tab/><text:tab/><text:tab/><text:span text:style-name="T27">petit</text:span></text:p>
      <text:p text:style-name="P16"><text:span text:style-name="T80">バカ</text:span><text:span text:style-name="T84"> </text:span><text:span text:style-name="T86">[</text:span><text:span text:style-name="T78">ばか</text:span><text:span text:style-name="T86">]<text:tab/></text:span><text:span text:style-name="T84"><text:tab/></text:span><text:span text:style-name="T88"><text:tab/><text:tab/><text:tab/><text:tab/></text:span><text:span text:style-name="T85">idiot</text:span></text:p>
      <text:p text:style-name="P19"><text:span text:style-name="T83">灰色</text:span><text:span text:style-name="T85"><text:tab/> </text:span><text:span text:style-name="T86">[</text:span><text:span text:style-name="T83">はいいろ</text:span><text:span text:style-name="T86">]</text:span><text:span text:style-name="T88"><text:tab/><text:tab/></text:span><text:span text:style-name="T85"><text:tab/></text:span><text:span text:style-name="T88"><text:tab/><text:tab/></text:span><text:span text:style-name="T85">gris</text:span></text:p>
      <text:p text:style-name="P3"/>
      <text:p text:style-name="P6">phrases d’exemples</text:p>
      <text:p text:style-name="P20"/>
      <text:p text:style-name="P20"/>
      <text:p text:style-name="P10"><text:bookmark text:name="tw-target-text"/><text:span text:style-name="T77">この猫は黒いです。</text:span><text:tab/><text:tab/><text:tab/><text:tab/><text:span text:style-name="T6">Ce chat est noir.</text:span></text:p>
      <text:p text:style-name="P10"><text:bookmark text:name="tw-target-text Copy 1"/><text:span text:style-name="T77">この猫は白いです。</text:span><text:tab/><text:tab/><text:tab/><text:tab/><text:span text:style-name="T6">Ce chat est blanc.</text:span></text:p>
      <text:p text:style-name="P10"><text:bookmark text:name="tw-target-text Copy 3"/><text:span text:style-name="T77">この猫はバカだ。</text:span><text:tab/><text:tab/><text:tab/><text:tab/><text:tab/><text:span text:style-name="T6">Ce chat est idiot.</text:span></text:p>
      <text:p text:style-name="P10"><text:bookmark text:name="tw-target-text Copy 4"/><text:span text:style-name="T77">この猫は大きいです。</text:span><text:tab/><text:tab/><text:tab/><text:tab/><text:span text:style-name="T6">Ce chat est gros.</text:span></text:p>
      <text:p text:style-name="P10"><text:bookmark text:name="tw-target-text Copy 5"/><text:span text:style-name="T77">この猫は小さいです。<text:tab/></text:span><text:tab/><text:tab/><text:tab/><text:span text:style-name="T6">Ce chat est petit.</text:span></text:p>
      <text:p text:style-name="P10"><text:bookmark text:name="tw-target-text Copy 6"/><text:span text:style-name="T77">この犬は灰色です。</text:span><text:tab/><text:tab/><text:tab/><text:tab/><text:span text:style-name="T9">Ce chien est gris.</text:span></text:p>
      <text:p text:style-name="P13"><text:bookmark text:name="tw-target-text Copy 7"/><text:span text:style-name="T77">このウサギは小さいです。</text:span><text:tab/><text:tab/><text:tab/>Ce lapin est petit.</text:p>
      <text:p text:style-name="P13"><text:bookmark text:name="tw-target-text Copy 8"/><text:span text:style-name="T77">この馬は小さいです。</text:span><text:tab/><text:tab/><text:tab/><text:tab/><text:span text:style-name="T11">Ce cheval est petit.</text:span></text:p>
      <text:p text:style-name="P15"><text:bookmark text:name="tw-target-text Copy 9"/><text:span text:style-name="T81">このハムスターは小さいです。</text:span><text:span text:style-name="T88"><text:tab/><text:tab/><text:tab/></text:span><text:span text:style-name="T90">Ce hamster est peti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footer_20__2f__20_informations_20_mineures" style:display-name="footer / informations mineures" style:family="text">
      <style:text-properties fo:font-size="6pt"/>
    </style:style>
    <style:style style:name="footer_20__2f__20_numéro_20_de_20_page" style:display-name="footer / numéro de page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ca0617" officeooo:paragraph-rsid="001bcfae"/>
    </style:style>
    <style:style style:name="MT1" style:family="text">
      <style:text-properties style:font-name="Linux Libertine O" fo:font-size="6pt" style:font-name-asian="Linux Libertine O" style:font-size-asian="6pt" style:font-size-complex="6pt"/>
    </style:style>
    <style:style style:name="MT2" style:family="text">
      <style:text-properties style:font-name="Linux Libertine O" fo:font-size="6pt" officeooo:rsid="00105202" style:font-name-asian="Linux Libertine O" style:font-size-asian="6pt" style:font-size-complex="6pt"/>
    </style:style>
    <style:style style:name="MT3" style:family="text">
      <style:text-properties style:font-name="Linux Libertine O" fo:font-size="6pt" fo:font-style="italic" officeooo:rsid="00105202" style:font-name-asian="Linux Libertine O" style:font-size-asian="6pt" style:font-style-asian="italic" style:font-size-complex="6pt" style:font-style-complex="italic"/>
    </style:style>
    <style:style style:name="MT4" style:family="text">
      <style:text-properties style:font-name="Linux Libertine O" fo:font-size="6pt" officeooo:rsid="002b61d5" style:font-name-asian="Linux Libertine O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10071" number:language="en" number:country="US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 draw:style-name="Mdp1">
      <style:footer>
        <text:p text:style-name="MP1"><text:span text:style-name="footer_20__2f__20_informations_20_mineures"><text:span text:style-name="MT1">境 / </text:span></text:span><text:span text:style-name="footer_20__2f__20_informations_20_mineures"><text:span text:style-name="MT2">comment dire </text:span></text:span><text:span text:style-name="footer_20__2f__20_informations_20_mineures"><text:span text:style-name="MT3">Ce chat est…</text:span></text:span><text:span text:style-name="footer_20__2f__20_informations_20_mineures"><text:span text:style-name="MT1"> v.</text:span></text:span><text:span text:style-name="footer_20__2f__20_informations_20_mineures"><text:span text:style-name="MT4">4</text:span></text:span><text:span text:style-name="footer_20__2f__20_informations_20_mineures"><text:span text:style-name="MT1"> (</text:span></text:span><text:span text:style-name="footer_20__2f__20_informations_20_mineures"><text:span text:style-name="MT1"><text:date style:data-style-name="N10071" text:date-value="2023-10-14T11:02:13.587146527">10/14/2023 11:01:45</text:date></text:span></text:span><text:span text:style-name="footer_20__2f__20_informations_20_mineures"><text:span text:style-name="MT1">)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1:12:54.323110433</meta:creation-date>
    <dc:date>2023-10-14T11:01:37.754180079</dc:date>
    <meta:editing-duration>PT52M13S</meta:editing-duration>
    <meta:editing-cycles>19</meta:editing-cycles>
    <meta:generator>LibreOffice/7.5.6.2$Linux_X86_64 LibreOffice_project/50$Build-2</meta:generator>
    <meta:document-statistic meta:table-count="0" meta:image-count="0" meta:object-count="0" meta:page-count="1" meta:paragraph-count="31" meta:word-count="290" meta:character-count="785" meta:non-whitespace-character-count="571"/>
  </office:meta>
</office:document-meta>
</file>